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737cm"/>
    </style:style>
    <style:style style:name="pr5" style:family="presentation" style:parent-style-name="Default-title">
      <style:graphic-properties fo:min-height="2.763cm"/>
    </style:style>
    <style:style style:name="P1" style:family="paragraph">
      <loext:graphic-properties draw:fill-color="#ffffff"/>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Dig Command</text:p>
          </draw:text-box>
        </draw:frame>
        <draw:frame presentation:style-name="pr2" draw:layer="layout" svg:width="25.199cm" svg:height="12.179cm" svg:x="1.4cm" svg:y="4.914cm" presentation:class="outline">
          <draw:text-box>
            <text:list text:style-name="L2">
              <text:list-item>
                <text:p>Dig (domain information groper) is a tool that is used for querying DNS servers for various DNS records</text:p>
              </text:list-item>
              <text:list-item>
                <text:p>It is very useful for troubleshooting DNS problems.</text:p>
              </text:list-item>
              <text:list-item>
                <text:p>Install Dig</text:p>
                <text:p><text:s text:c="3"/>CentOS/RHEL/Fedora</text:p>
                <text:p><text:s text:c="11"/>yum install bind-utils -y</text:p>
                <text:p><text:s text:c="4"/>Debian/Ubuntu</text:p>
                <text:p><text:s text:c="12"/>apt-get install dnsutils -y </text:p>
                <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4" draw:layer="layout" svg:width="25.199cm" svg:height="1.737cm" svg:x="1.4cm" svg:y="0.75cm" presentation:class="title" presentation:user-transformed="true">
          <draw:text-box>
            <text:p>Basic DNS Query</text:p>
          </draw:text-box>
        </draw:frame>
        <draw:frame presentation:style-name="pr2" draw:layer="layout" svg:width="25.199cm" svg:height="18.513cm" svg:x="1.4cm" svg:y="2.487cm" presentation:class="outline" presentation:user-transformed="true">
          <draw:text-box>
            <text:list text:style-name="L2">
              <text:list-item>
                <text:p>Specify a domain name after the dig command and it will perform a DNS lookup, as shown below</text:p>
                <text:p>munees@Munees ~ $ <text:span text:style-name="T1">dig iitmandi.ac.in</text:span></text:p>
                <text:p>; &lt;&lt;&gt;&gt; DiG 9.10.3-P4-Ubuntu &lt;&lt;&gt;&gt; iitmandi.ac.in</text:p>
              </text:list-item>
            </text:list>
            <text:p>;; global options: +cmd</text:p>
            <text:p>;; Got answer:</text:p>
            <text:p>;; -&gt;&gt;HEADER&lt;&lt;- opcode: QUERY, status: NOERROR, id: 7553</text:p>
            <text:p>;; flags: qr rd ra; QUERY: 1, ANSWER: 1, AUTHORITY: 2, ADDITIONAL: 3</text:p>
            <text:p>;; OPT PSEUDOSECTION:</text:p>
            <text:p>; EDNS: version: 0, flags:; udp: 4096</text:p>
            <text:p>;; QUESTION SECTION:</text:p>
            <text:p>;iitmandi.ac.in.<text:tab/><text:tab/><text:tab/>IN<text:tab/>A</text:p>
            <text:p>;; ANSWER SECTION:</text:p>
            <text:p>iitmandi.ac.in.<text:tab/><text:tab/>14159<text:tab/>IN<text:tab/>A<text:tab/>204.197.248.190</text:p>
            <text:p>;; AUTHORITY SECTION:</text:p>
            <text:p>iitmandi.ac.in.<text:tab/><text:tab/>6358<text:tab/>IN<text:tab/>NS<text:tab/>ns2.iitmandi.net.in.</text:p>
            <text:p>iitmandi.ac.in.<text:tab/><text:tab/>6358<text:tab/>IN<text:tab/>NS<text:tab/>ns1.iitmandi.net.in.</text:p>
            <text:p>;; ADDITIONAL SECTION:</text:p>
            <text:p>ns1.iitmandi.net.in.<text:tab/>462<text:tab/>IN<text:tab/>A<text:tab/>204.197.250.58</text:p>
            <text:p>ns2.iitmandi.net.in.<text:tab/>14159<text:tab/>IN<text:tab/>A<text:tab/>204.197.251.58</text:p>
            <text:p/>
            <text:p/>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p>Output of Command</text:p>
          </draw:text-box>
        </draw:frame>
        <draw:frame presentation:style-name="pr2" draw:layer="layout" svg:width="25.199cm" svg:height="15.8cm" svg:x="1.4cm" svg:y="3.8cm" presentation:class="outline" presentation:user-transformed="true">
          <draw:text-box>
            <text:list text:style-name="L2">
              <text:list-item>
                <text:p>Lines beginning with ; are comments not part of the information.</text:p>
              </text:list-item>
              <text:list-item>
                <text:p>The first line tell us the version of dig (9.10.3) command.</text:p>
              </text:list-item>
              <text:list-item>
                <text:p>Next, dig shows the header of the response it received from the DNS server.</text:p>
              </text:list-item>
              <text:list-item>
                <text:p>Next comes the question section, which simply tells us the query, which in this case is a query for the “A” record of <text:span text:style-name="T1">iitmandi.ac.in</text:span>. The IN means this is an Internet lookup (in the Internet class).</text:p>
              </text:list-item>
              <text:list-item>
                <text:p>The answer section tells us that <text:span text:style-name="T1">iitmandi.ac.in</text:span>. <text:s/>has the IP address 204.197.248.190.</text:p>
              </text:list-item>
              <text:list-item>
                <text:p>Lastly there are some stats about the query. You can turn off these stats using the +nostats optio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5" draw:layer="layout" svg:width="25.199cm" svg:height="2.763cm" svg:x="1.4cm" svg:y="0.837cm" presentation:class="title" presentation:user-transformed="true">
          <draw:text-box>
            <text:p>Reverse DNS Lookup</text:p>
          </draw:text-box>
        </draw:frame>
        <draw:frame presentation:style-name="pr2" draw:layer="layout" svg:width="25.199cm" svg:height="14.8cm" svg:x="1.4cm" svg:y="3.8cm" presentation:class="outline" presentation:user-transformed="true">
          <draw:text-box>
            <text:list text:style-name="L2">
              <text:list-item>
                <text:p>we can query an IP address and find the domain name that it points to by querying the PTR record. This is done by using the -x option followed by the IP address to query.</text:p>
              </text:list-item>
              <text:list-item>
                <text:p>In the below example we perform a reverse lookup on one of the IP addresses that google.com resolved to in the first example.</text:p>
              </text:list-item>
              <text:list-item>
                <text:p>This IP address has one PTR record, pointing to del03s09-in-f14.1e100.net.</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2" draw:layer="layout" svg:width="25.199cm" svg:height="19.2cm" svg:x="1.4cm" svg:y="1.2cm" presentation:class="outline" presentation:user-transformed="true">
          <draw:text-box>
            <text:p>munees@Munees ~ $<text:span text:style-name="T1"> dig -x 172.217.160.238</text:span></text:p>
            <text:p>; &lt;&lt;&gt;&gt; DiG 9.10.3-P4-Ubuntu &lt;&lt;&gt;&gt; -x 172.217.160.238</text:p>
            <text:p>;; global options: +cmd</text:p>
            <text:p>;; Got answer:</text:p>
            <text:p>;; -&gt;&gt;HEADER&lt;&lt;- opcode: QUERY, status: NOERROR, id: 48217</text:p>
            <text:p>;; flags: qr rd ra; QUERY: 1, ANSWER: 1, AUTHORITY: 4, ADDITIONAL: 9</text:p>
            <text:p>;; OPT PSEUDOSECTION:</text:p>
            <text:p>; EDNS: version: 0, flags:; udp: 4096</text:p>
            <text:p>;; QUESTION SECTION:</text:p>
            <text:p>;238.160.217.172.in-addr.arpa.<text:tab/>IN<text:tab/>PTR</text:p>
            <text:p>;; ANSWER SECTION:</text:p>
            <text:p>238.160.217.172.in-addr.arpa. 13924 IN<text:tab/>PTR<text:tab/>del03s09-in-f14.1e100.net.</text:p>
            <text:p>;; AUTHORITY SECTION:</text:p>
            <text:p>217.172.in-addr.arpa.<text:tab/>5086<text:tab/>IN<text:tab/>NS<text:tab/>ns3.google.com.</text:p>
            <text:p>217.172.in-addr.arpa.<text:tab/>5086<text:tab/>IN<text:tab/>NS<text:tab/>ns2.google.com.</text:p>
            <text:p>217.172.in-addr.arpa.<text:tab/>5086<text:tab/>IN<text:tab/>NS<text:tab/>ns1.google.com.</text:p>
            <text:p>217.172.in-addr.arpa.<text:tab/>5086<text:tab/>IN<text:tab/>NS<text:tab/>ns4.google.com.</text:p>
            <text:p>;; ADDITIONAL SECTION:</text:p>
            <text:p>ns1.google.com.<text:tab/><text:tab/>292881<text:tab/>IN<text:tab/>A<text:tab/>216.239.32.10</text:p>
            <text:p>ns1.google.com.<text:tab/><text:tab/>15005<text:tab/>IN<text:tab/>AAAA<text:tab/>2001:4860:4802:32::a</text:p>
            <text:p>ns2.google.com.<text:tab/><text:tab/>306102<text:tab/>IN<text:tab/>A<text:tab/>216.239.34.10</text:p>
            <text:p>ns2.google.com.<text:tab/><text:tab/>343201<text:tab/>IN<text:tab/>AAAA<text:tab/>2001:4860:4802:34::a</text:p>
            <text:p>ns3.google.com.<text:tab/><text:tab/>343852<text:tab/>IN<text:tab/>A<text:tab/>216.239.36.10</text:p>
            <text:p>ns3.google.com.<text:tab/><text:tab/>258267<text:tab/>IN<text:tab/>AAAA<text:tab/>2001:4860:4802:36::a</text:p>
            <text:p>ns4.google.com.<text:tab/><text:tab/>181501<text:tab/>IN<text:tab/>A<text:tab/>216.239.38.10</text:p>
            <text:p>ns4.google.com.<text:tab/><text:tab/>287786<text:tab/>IN<text:tab/>AAAA<text:tab/>2001:4860:4802:38::a</text:p>
            <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text:s/>Trace DNS Path</text:p>
          </draw:text-box>
        </draw:frame>
        <draw:frame presentation:style-name="pr2" draw:layer="layout" svg:width="25.199cm" svg:height="12.179cm" svg:x="1.4cm" svg:y="4.914cm" presentation:class="outline">
          <draw:text-box>
            <text:list text:style-name="L2">
              <text:list-item>
                <text:p>We can perform a trace on the DNS lookup path with the +trace option.</text:p>
              </text:list-item>
              <text:list-item>
                <text:p>First the root name servers for '.' are looked up, followed by the name servers for the .com domain, and then finally the name servers for google.com are returned, followed by the DNS records for it.</text:p>
                <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2" draw:layer="layout" svg:width="25.199cm" svg:height="18.4cm" svg:x="1.4cm" svg:y="1.4cm" presentation:class="outline" presentation:user-transformed="true">
          <draw:text-box>
            <text:p>munees@Munees ~ $ <text:s/><text:span text:style-name="T1">dig google.com +trace</text:span></text:p>
            <text:p/>
            <text:p>; &lt;&lt;&gt;&gt; DiG 9.10.3-P4-Ubuntu &lt;&lt;&gt;&gt; google.com +trace</text:p>
            <text:p>;; global options: +cmd</text:p>
            <text:p>.<text:tab/><text:tab/><text:tab/>170572<text:tab/>IN<text:tab/>NS<text:tab/>m.root-servers.net.</text:p>
            <text:p>.<text:tab/><text:tab/><text:tab/>170572<text:tab/>IN<text:tab/>NS<text:tab/>b.root-servers.net.</text:p>
            <text:p>.<text:tab/><text:tab/><text:tab/>170572<text:tab/>IN<text:tab/>NS<text:tab/>a.root-servers.net.</text:p>
            <text:p>.<text:tab/><text:tab/><text:tab/>170572<text:tab/>IN<text:tab/>NS<text:tab/>j.root-servers.net.</text:p>
            <text:p>.<text:tab/><text:tab/><text:tab/>170572<text:tab/>IN<text:tab/>NS<text:tab/>c.root-servers.net.</text:p>
            <text:p>.<text:tab/><text:tab/><text:tab/>170572<text:tab/>IN<text:tab/>NS<text:tab/>l.root-servers.net.</text:p>
            <text:p>.<text:tab/><text:tab/><text:tab/>170572<text:tab/>IN<text:tab/>NS<text:tab/>k.root-servers.net.</text:p>
            <text:p>.<text:tab/><text:tab/><text:tab/>170572<text:tab/>IN<text:tab/>NS<text:tab/>g.root-servers.net.</text:p>
            <text:p>.<text:tab/><text:tab/><text:tab/>170572<text:tab/>IN<text:tab/>NS<text:tab/>i.root-servers.net.</text:p>
            <text:p>.<text:tab/><text:tab/><text:tab/>170572<text:tab/>IN<text:tab/>NS<text:tab/>f.root-servers.net.</text:p>
            <text:p>.<text:tab/><text:tab/><text:tab/>170572<text:tab/>IN<text:tab/>NS<text:tab/>h.root-servers.net.</text:p>
            <text:p>.<text:tab/><text:tab/><text:tab/>170572<text:tab/>IN<text:tab/>NS<text:tab/>d.root-servers.net.</text:p>
            <text:p>.<text:tab/><text:tab/><text:tab/>170572<text:tab/>IN<text:tab/>NS<text:tab/>e.root-servers.net.</text:p>
            <text:p>;; Received 811 bytes from 127.0.1.1#53(127.0.1.1) in 1 ms</text:p>
            <text:p/>
            <text:p>com.<text:tab/><text:tab/><text:tab/>172800<text:tab/>IN<text:tab/>NS<text:tab/>j.gtld-servers.net.</text:p>
            <text:p>com.<text:tab/><text:tab/><text:tab/>172800<text:tab/>IN<text:tab/>NS<text:tab/>g.gtld-servers.net.</text:p>
            <text:p>com.<text:tab/><text:tab/><text:tab/>172800<text:tab/>IN<text:tab/>NS<text:tab/>e.gtld-servers.net.</text:p>
            <text:p>com.<text:tab/><text:tab/><text:tab/>172800<text:tab/>IN<text:tab/>NS<text:tab/>k.gtld-servers.net.</text:p>
            <text:list text:style-name="L2">
              <text:list-header>
                <text:p/>
              </text:list-header>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Query All DNS Record Types</text:p>
          </draw:text-box>
        </draw:frame>
        <draw:frame presentation:style-name="pr2" draw:layer="layout" svg:width="25.199cm" svg:height="14.686cm" svg:x="1.4cm" svg:y="4.914cm" presentation:class="outline" presentation:user-transformed="true">
          <draw:text-box>
            <text:list text:style-name="L2">
              <text:list-item>
                <text:p>We can use the 'ANY' option to query all DNS record types, this way we can quickly see all DNS records available for a domain. </text:p>
              </text:list-item>
              <text:list-item>
                <text:p>In the below example we can see the results for all types of different records, including A, AAAA, TXT, MX and NS.</text:p>
              </text:list-item>
            </text:list>
            <text:p>;;ANSWER SECTION:</text:p>
            <text:p>google.com.<text:tab/><text:tab/>129<text:tab/>IN<text:tab/>MX<text:tab/>10 aspmx.l.google.com.</text:p>
            <text:p>google.com.<text:tab/><text:tab/>63<text:tab/>IN<text:tab/>AAAA<text:tab/>2404:6800:4007:801::200e</text:p>
            <text:p>google.com.<text:tab/><text:tab/>209<text:tab/>IN<text:tab/>A<text:tab/>172.217.26.174</text:p>
            <text:p>google.com.<text:tab/><text:tab/>2005<text:tab/>IN<text:tab/>NS<text:tab/>ns3.google.com.</text:p>
            <text:p/>
            <text:p/>
            <text:p/>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Recursive and Iterative DNS Queries</text:p>
          </draw:text-box>
        </draw:frame>
        <draw:frame presentation:style-name="pr2" draw:layer="layout" svg:width="25.199cm" svg:height="12.179cm" svg:x="1.4cm" svg:y="4.914cm" presentation:class="outline">
          <draw:text-box>
            <text:list text:style-name="L2">
              <text:list-item>
                <text:p>Recursion in DNS (Domain Name System) is the process of a DNS Server, querying other DNS Server on behalf of original DNS Client.</text:p>
              </text:list-item>
              <text:list-item>
                <text:p>Iteration is the process of a DNS Client, making repeated DNS (Domain Name System) Queries to different DNS Servers for name resolution. </text:p>
              </text:list-item>
              <text:list-item>
                <text:p>In a Recursive DNS Query, the DNS Client sends a Query to a DNS Server for name resolution. The reply to the DNS Query can be an answer to the query or an error message.</text:p>
                <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Cont..</text:p>
          </draw:text-box>
        </draw:frame>
        <draw:frame presentation:style-name="pr2" draw:layer="layout" svg:width="25.199cm" svg:height="16.086cm" svg:x="1.4cm" svg:y="4.914cm" presentation:class="outline" presentation:user-transformed="true">
          <draw:text-box>
            <text:list text:style-name="L2">
              <text:list-item>
                <text:p>In Recursive DNS Query, If the DNS Server doesn't know the answer to provide accurate answer to the DNS Client.</text:p>
              </text:list-item>
              <text:list-item>
                <text:p><text:s/>DNS Server may query other DNS Servers on behalf of the DNS Client.</text:p>
              </text:list-item>
              <text:list-item>
                <text:p><text:s/>In Iterative DNS Query, when a DNS Client asks the DNS server for name resolution, the DNS Server provides the best answer it has. </text:p>
              </text:list-item>
              <text:list-item>
                <text:p>If the DNS Server doesn't know the answer to the DNS Query from Client, the answer can be a reference to another lower level DNS Server also.</text:p>
              </text:list-item>
              <text:list-item>
                <text:p>This lower level DNS Server is delegated at the higher level DNS Server to be Authoritative for the DNS namespace which the DNS Query is related with.</text:p>
              </text:list-item>
              <text:list-item>
                <text:p><text:s/>Once the DNS Client get the referral from higher level DNS Server, it can then send a DNS Query to the lower level DNS server</text:p>
                <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09T14:51:13.010889299</meta:creation-date>
    <dc:date>2019-11-06T15:25:21.989834780</dc:date>
    <meta:editing-duration>PT46M2S</meta:editing-duration>
    <meta:editing-cycles>12</meta:editing-cycles>
    <meta:generator>LibreOffice/6.0.3.2$Linux_X86_64 LibreOffice_project/8f48d515416608e3a835360314dac7e47fd0b821</meta:generator>
    <meta:document-statistic meta:object-count="59"/>
  </office:meta>
</office:document-meta>
</file>